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2" svg:font-family="Tahoma"/>
    <style:font-face style:name="AssyrianDictionary" svg:font-family="AssyrianDictionary"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Plain_20_Text">
      <style:paragraph-properties fo:line-height="150%"/>
      <style:text-properties style:font-name="AssyrianDictionary" fo:font-size="12pt" style:font-size-asian="12pt"/>
    </style:style>
    <style:style style:name="P2" style:family="paragraph" style:parent-style-name="Plain_20_Text" style:master-page-name="Standard">
      <style:paragraph-properties fo:line-height="150%" fo:text-align="center" style:justify-single-word="false" style:page-number="auto"/>
    </style:style>
    <style:style style:name="P3" style:family="paragraph" style:parent-style-name="Header">
      <style:paragraph-properties fo:margin-left="0in" fo:margin-right="0.25in" fo:text-indent="0in" style:auto-text-indent="false"/>
    </style:style>
    <style:style style:name="P4" style:family="paragraph" style:parent-style-name="Standard">
      <style:paragraph-properties fo:line-height="150%"/>
    </style:style>
    <style:style style:name="P5" style:family="paragraph" style:parent-style-name="Standard">
      <style:paragraph-properties fo:line-height="150%">
        <style:tab-stops>
          <style:tab-stop style:position="0.3752in"/>
        </style:tab-stops>
      </style:paragraph-properties>
    </style:style>
    <style:style style:name="P6" style:family="paragraph" style:parent-style-name="Standard">
      <style:paragraph-properties fo:line-height="150%"/>
      <style:text-properties style:font-name="AssyrianDictionary"/>
    </style:style>
    <style:style style:name="P7" style:family="paragraph" style:parent-style-name="Standard">
      <style:paragraph-properties fo:line-height="150%"/>
      <style:text-properties style:font-name="AssyrianDictionary" fo:language="pl" fo:country="PL"/>
    </style:style>
    <style:style style:name="P8" style:family="paragraph" style:parent-style-name="Standard">
      <style:paragraph-properties fo:line-height="150%"/>
      <style:text-properties style:font-name="AssyrianDictionary" fo:font-style="italic" style:font-style-asian="italic"/>
    </style:style>
    <style:style style:name="P9" style:family="paragraph" style:parent-style-name="Standard">
      <style:paragraph-properties fo:margin-left="0in" fo:margin-right="0in" fo:line-height="150%" fo:text-indent="0.25in" style:auto-text-indent="false"/>
    </style:style>
    <style:style style:name="P10" style:family="paragraph" style:parent-style-name="Standard">
      <style:paragraph-properties fo:margin-left="0.5in" fo:margin-right="0in" fo:line-height="150%" fo:text-indent="0in" style:auto-text-indent="false"/>
    </style:style>
    <style:style style:name="P11" style:family="paragraph" style:parent-style-name="Standard">
      <style:paragraph-properties fo:margin-left="0.5in" fo:margin-right="0in" fo:line-height="150%" fo:text-indent="0in" style:auto-text-indent="false"/>
      <style:text-properties style:font-name="AssyrianDictionary"/>
    </style:style>
    <style:style style:name="P12" style:family="paragraph" style:parent-style-name="Standard">
      <style:paragraph-properties fo:margin-left="0.5in" fo:margin-right="0in" fo:line-height="150%" fo:text-indent="0.25in" style:auto-text-indent="false"/>
    </style:style>
    <style:style style:name="T1" style:family="text">
      <style:text-properties style:font-name="AssyrianDictionary"/>
    </style:style>
    <style:style style:name="T2" style:family="text">
      <style:text-properties style:font-name="AssyrianDictionary" fo:font-size="12pt" fo:font-weight="bold" style:font-size-asian="12pt" style:font-weight-asian="bold"/>
    </style:style>
    <style:style style:name="T3" style:family="text">
      <style:text-properties style:font-name="AssyrianDictionary" fo:font-size="12pt" fo:language="pl" fo:country="PL" fo:font-weight="bold" style:font-size-asian="12pt" style:font-weight-asian="bold"/>
    </style:style>
    <style:style style:name="T4" style:family="text">
      <style:text-properties style:font-name="AssyrianDictionary" fo:language="pl" fo:country="PL"/>
    </style:style>
    <style:style style:name="T5" style:family="text">
      <style:text-properties style:font-name="AssyrianDictionary" fo:language="pl" fo:country="PL" fo:font-style="italic" style:font-style-asian="italic"/>
    </style:style>
    <style:style style:name="T6" style:family="text">
      <style:text-properties style:font-name="AssyrianDictionary" fo:language="pl" fo:country="PL" fo:font-style="italic" style:font-style-asian="italic" style:font-style-complex="italic"/>
    </style:style>
    <style:style style:name="T7" style:family="text">
      <style:text-properties style:font-name="AssyrianDictionary" fo:language="pl" fo:country="PL" style:font-weight-complex="bold"/>
    </style:style>
    <style:style style:name="T8" style:family="text">
      <style:text-properties style:font-name="AssyrianDictionary" fo:font-style="italic" style:font-style-asian="italic"/>
    </style:style>
    <style:style style:name="T9" style:family="text">
      <style:text-properties style:font-name="AssyrianDictionary" fo:letter-spacing="0.0138in" style:font-name-complex="Courier New" style:font-size-complex="11pt"/>
    </style:style>
    <style:style style:name="T10" style:family="text">
      <style:text-properties style:font-name="AssyrianDictionary" fo:letter-spacing="0.0138in" fo:language="pl" fo:country="PL" style:font-name-complex="Courier New" style:font-size-complex="11pt"/>
    </style:style>
    <style:style style:name="T11" style:family="text">
      <style:text-properties style:font-name="AssyrianDictionary" fo:letter-spacing="0.0138in" fo:language="pl" fo:country="PL" style:font-name-complex="Courier New" style:font-size-complex="11pt" style:font-weight-complex="bold"/>
    </style:style>
    <style:style style:name="T12" style:family="text">
      <style:text-properties style:font-name="AssyrianDictionary" fo:letter-spacing="0.0138in" fo:language="pl" fo:country="PL" style:font-size-complex="11pt"/>
    </style:style>
    <style:style style:name="T13" style:family="text">
      <style:text-properties style:font-name="AssyrianDictionary" fo:letter-spacing="0.0138in" style:font-size-complex="11pt"/>
    </style:style>
    <style:style style:name="T14" style:family="text">
      <style:text-properties style:font-name="AssyrianDictionary" style:font-weight-complex="bold"/>
    </style:style>
    <style:style style:name="T15" style:family="text">
      <style:text-properties fo:language="pl" fo:country="PL"/>
    </style:style>
    <style:style style:name="T16" style:family="text">
      <style:text-properties fo:color="#ff0000" style:font-name="AssyrianDictionary"/>
    </style:style>
    <style:style style:name="T17" style:family="text">
      <style:text-properties style:text-position="super 58%" style:font-name="AssyrianDictionary"/>
    </style:style>
    <style:style style:name="T18" style:family="text">
      <style:text-properties style:text-position="super 58%" style:font-name="AssyrianDictionary" fo:language="pl" fo:country="PL"/>
    </style:style>
    <style:style style:name="T19" style:family="text">
      <style:text-properties style:text-position="super 58%" style:font-name="AssyrianDictionary" fo:letter-spacing="0.0138in" fo:language="pl" fo:country="PL" style:font-name-complex="Courier New" style:font-size-complex="11pt"/>
    </style:style>
    <style:style style:name="T20" style:family="text">
      <style:text-properties style:text-position="sub 58%" style:font-name="AssyrianDictionary"/>
    </style:style>
    <style:style style:name="T21" style:family="text">
      <style:text-properties style:text-position="sub 58%" style:font-name="AssyrianDictionary" fo:language="pl" fo:country="PL"/>
    </style:style>
    <style:style style:name="T22"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20. Åu-Sin to Lu-Nanna and </text:span><text:span text:style-name="T3">Å</text:span><text:span text:style-name="T2">arrum-bani 1 (ÅuLu</text:span><text:span text:style-name="T3">Å</text:span><text:span text:style-name="T2">a1, 3.3.31)</text:span></text:p>
      <text:p text:style-name="P1"/>
      <text:p text:style-name="P4"><text:span text:style-name="T4">N1 = </text:span><text:span text:style-name="T4">Ni. 4164 (</text:span><text:span text:style-name="T6">ISET</text:span><text:span text:style-name="T4"> 2 117) “obv.” ii’ 5’–11’. </text:span></text:p>
      <text:p text:style-name="P7"/>
      <text:p text:style-name="P7">Compilation tablet (Type I).</text:p>
      <text:p text:style-name="P7"/>
      <text:p text:style-name="P4"><text:span text:style-name="T1">I had the occasion to collate this tablet briefly but it is badly preserved, and requires prolonged concentrated analysis that would undoubtedly result in better readings.</text:span></text:p>
      <text:p text:style-name="P9"><text:span text:style-name="T1">This is a fragment of a multi-column tablet with official letters and related texts. There are four such compositions in the preserved parts, and the tablet undoubtedly contained more. The remains of the “obverse” col. ii’ preserve the remains of three lines that end with </text:span><text:span text:style-name="T9">[a]-ma-ru-[kam]</text:span><text:span text:style-name="T1">, that is the end of a letter from an official or a king but I cannot identify this text. It is difficult to reconstruct what follows; at first glance it appears to be a letter from </text:span><text:span text:style-name="T14">Åarrum-bani</text:span><text:span text:style-name="T7"> to Lu-Nanna but the narrow columns make it difficult to fit in all that is required in an opening letter formula. It is therefore more likely that this was a letter addressed to both officials by King Åu-Sin, or possibly even by the </text:span><text:span text:style-name="T1">“</text:span><text:span text:style-name="T7">nobles” (</text:span><text:span text:style-name="T11">lú-gal-gal</text:span><text:span text:style-name="T7">) of the territory of Zimudar (see ÅaÅu1: 33–37 [18]). </text:span><text:span text:style-name="T1">It may also be a one-off invention by someone who knew that composition. Whatever the case may be, this text provides the only evidence we have for the knowledge of the Åu-Sin correspondence in Nippur, if my analysis of the source distribution is correct (see p. </text:span><text:span text:style-name="T16">000</text:span><text:span text:style-name="T1">). The tablet is important because it documents, albeit fragmentarily, at least four otherwise unknown literary letters.</text:span></text:p>
      <text:p text:style-name="P9"><text:span text:style-name="T1">Instinct propels one to </text:span><text:span text:style-name="T14">reconstruct first two lines as follows:</text:span></text:p>
      <text:p text:style-name="P6"/>
      <text:p text:style-name="P10"><text:span text:style-name="T4">1. </text:span><text:span text:style-name="T1">≠</text:span><text:span text:style-name="T18">I</text:span><text:span text:style-name="T1"></text:span><text:span text:style-name="T4">lú-∂nanna pisaÑ-du[b-ba ]</text:span></text:p>
      <text:p text:style-name="P10"><text:soft-page-break/><text:span text:style-name="T4">2. [é]nsi ma-da </text:span><text:span text:style-name="T1">≠</text:span><text:span text:style-name="T4">zi</text:span><text:span text:style-name="T1"></text:span><text:span text:style-name="T4">-[mu-dar</text:span><text:span text:style-name="T18">ki</text:span><text:span text:style-name="T4">-ra ù-na-(a)-dug</text:span><text:span text:style-name="T21">4</text:span><text:span text:style-name="T4">]</text:span></text:p>
      <text:p text:style-name="P10"><text:span text:style-name="T4">3. </text:span><text:span text:style-name="T1">≠</text:span><text:span text:style-name="T18">I</text:span><text:span text:style-name="T15">š</text:span><text:span text:style-name="T4">ar-ru-um-ba-ni x x [x]</text:span></text:p>
      <text:p text:style-name="P10"><text:span text:style-name="T4">4. </text:span><text:span text:style-name="T1">≠</text:span><text:span text:style-name="T4">gal</text:span><text:span text:style-name="T18">?</text:span><text:span text:style-name="T4">-zu</text:span><text:span text:style-name="T18">?</text:span><text:span text:style-name="T4">-unken</text:span><text:span text:style-name="T18">?</text:span><text:span text:style-name="T4">-na</text:span><text:span text:style-name="T18">?</text:span><text:span text:style-name="T1"></text:span></text:p>
      <text:p text:style-name="P11">etc.</text:p>
      <text:p text:style-name="P12"><text:span text:style-name="T17">1–2 </text:span><text:span text:style-name="T1">Speak to Lu-Nanna, high commissioner, governor of the territory of Zimudar, </text:span><text:span text:style-name="T17">3–4 </text:span><text:span text:style-name="T1">saying (the words of) Åarrum-bani, the x, the special envoy:…</text:span></text:p>
      <text:p text:style-name="P11"/>
      <text:p text:style-name="P6">However, there is no room for such a restoration of line 2; rather, I propose to reconstruct the opening section as: </text:p>
      <text:p text:style-name="P6"/>
      <text:p text:style-name="P5"><text:span text:style-name="T4">1.</text:span><text:span text:style-name="T4"><text:tab/></text:span><text:span text:style-name="T1">≠</text:span><text:span text:style-name="T18">I</text:span><text:span text:style-name="T1"></text:span><text:span text:style-name="T4">lú-</text:span><text:span text:style-name="T18">d</text:span><text:span text:style-name="T4">nanna pisaÑ-du[b-ba]</text:span></text:p>
      <text:p text:style-name="P5"><text:span text:style-name="T4">2.<text:tab/>[é]nsi ma-da </text:span><text:span text:style-name="T1">≠</text:span><text:span text:style-name="T4">zi</text:span><text:span text:style-name="T1"></text:span><text:span text:style-name="T4">-[mu-dar</text:span><text:span text:style-name="T18">ki</text:span><text:span text:style-name="T4">-ra]</text:span></text:p>
      <text:p text:style-name="P5"><text:span text:style-name="T4">3. <text:tab/></text:span><text:span text:style-name="T1">≠</text:span><text:span text:style-name="T18">I</text:span><text:span text:style-name="T15">š</text:span><text:span text:style-name="T4">ar-ru-um-ba-ni x x [x]</text:span></text:p>
      <text:p text:style-name="P5"><text:span text:style-name="T1">4. <text:tab/></text:span><text:span text:style-name="T4">[x] x </text:span><text:span text:style-name="T1">≠</text:span><text:span text:style-name="T4">gal</text:span><text:span text:style-name="T18">?</text:span><text:span text:style-name="T4">-&lt;zu</text:span><text:span text:style-name="T18">?</text:span><text:span text:style-name="T4">&gt; ≠unken</text:span><text:span text:style-name="T18">?</text:span><text:span text:style-name="T4">-na</text:span><text:span text:style-name="T18">?</text:span><text:span text:style-name="T4"></text:span></text:p>
      <text:p text:style-name="P5"><text:span text:style-name="T1">5. <text:tab/>[x] x x ≠ù-na-dug</text:span><text:span text:style-name="T20">4</text:span><text:span text:style-name="T1"></text:span></text:p>
      <text:p text:style-name="P5"><text:span text:style-name="T1">6. <text:tab/></text:span><text:span text:style-name="T4">[</text:span><text:span text:style-name="T18">(d)</text:span><text:span text:style-name="T15">š</text:span><text:span text:style-name="T4">u-</text:span><text:span text:style-name="T18">d</text:span><text:span text:style-name="T4">en.zu lugal-zu] </text:span><text:span text:style-name="T1">≠</text:span><text:span text:style-name="T4">na-ab-bé</text:span><text:span text:style-name="T1"></text:span><text:span text:style-name="T4">-[a]</text:span></text:p>
      <text:p text:style-name="P8">remnants of six lines, rest of column broken</text:p>
      <text:p text:style-name="P6"/>
      <text:p text:style-name="P9"><text:span text:style-name="T17">5 </text:span><text:span text:style-name="T1">Speak to </text:span><text:span text:style-name="T17">1–2 </text:span><text:span text:style-name="T1">Lu-Nanna, imperial treasurer, governor of the territory of Zimudar, </text:span><text:span text:style-name="T17">3–4 </text:span><text:span text:style-name="T1">and to Åarrum-bani, the x, the special envoy, x x x, </text:span><text:span text:style-name="T17">6 </text:span><text:span text:style-name="T1">saying (the words of) [Åu-Sin, your king] …</text:span></text:p>
      <text:p text:style-name="P6"/>
      <text:p text:style-name="P6"/>
      <text:p text:style-name="P4"><text:span text:style-name="T1">The readings of lines 4–6 are highly uncertain. Note that in this text Lu-Nanna, uniquely, carries the title “imperial treasurer,” as well as his customary “governor of the territory of Zimudar.” There may be confusion here between Lu-Nanna and Åarrum-bani’s successor in charge of Muriq-Tidnim, Babati, who used was </text:span><text:soft-page-break/><text:span text:style-name="T1">identified by the former title in Ur III texts as well as in CKU. Note also the entry in the </text:span><text:span text:style-name="T8">Uruk Letter Catalog</text:span><text:span text:style-name="T1"> 12</text:span><text:span text:style-name="T9"> ≠pisaÑ‑dub‑ba</text:span><text:span text:style-name="T13"></text:span><text:span text:style-name="T9"> x x […]</text:span><text:span text:style-name="T1">. It is possible that this refers to a variant recension of this letter (see p. </text:span><text:span text:style-name="T16">000</text:span><text:span text:style-name="T1"> above).</text:span></text:p>
      <text:p text:style-name="P9"><text:span text:style-name="T1">The one preserved column of the “reverse” has the last ten lines of a letter, possibly to Åu-Sin, and the remains of the first line of another letter:</text:span></text:p>
      <text:p text:style-name="P6"/>
      <text:p text:style-name="P5"><text:span text:style-name="T4">1’. </text:span><text:span text:style-name="T4"><text:tab/>[…]x x ≠mu x x […]</text:span></text:p>
      <text:p text:style-name="P5"><text:span text:style-name="T4">2’. <text:tab/>min li-mu-um saÑ-DU […] hu-mu-ni-i[n-…]</text:span></text:p>
      <text:p text:style-name="P5"><text:span text:style-name="T4">3’. <text:tab/>x-x-bi-ne-ne x x […] hé-im-mi-í[l</text:span><text:span text:style-name="T18">?</text:span><text:span text:style-name="T4"> …]</text:span></text:p>
      <text:p text:style-name="P5"><text:span text:style-name="T4">4’. <text:tab/>[ug]nim dugud h[é</text:span><text:span text:style-name="T18">?</text:span><text:span text:style-name="T4">-…]</text:span></text:p>
      <text:p text:style-name="P5"><text:span text:style-name="T4">5’. <text:tab/>[x n]am-nun/zil-ba/zu mu-da-a[n</text:span><text:span text:style-name="T18">?</text:span><text:span text:style-name="T4">-…]</text:span></text:p>
      <text:p text:style-name="P5"><text:span text:style-name="T4">6’. <text:tab/>[x] mu </text:span><text:span text:style-name="T1">≠</text:span><text:span text:style-name="T4">mah</text:span><text:span text:style-name="T1"></text:span><text:span text:style-name="T4"> x […]</text:span></text:p>
      <text:p text:style-name="P5"><text:span text:style-name="T4">7’. <text:tab/>[tu]kum-bi </text:span><text:span text:style-name="T1">≠</text:span><text:span text:style-name="T4">lugal</text:span><text:span text:style-name="T18">?</text:span><text:span text:style-name="T1"></text:span><text:span text:style-name="T4">-[Ñá an-na-kam] x-bi x […]</text:span></text:p>
      <text:p text:style-name="P5"><text:span text:style-name="T4">8’. <text:tab/>[t]ukum-bi x [x] x x […]</text:span></text:p>
      <text:p text:style-name="P5"><text:span text:style-name="T4">9’. <text:tab/>≠eÑer</text:span><text:span text:style-name="T18">?</text:span><text:span text:style-name="T4">-bi </text:span><text:span text:style-name="T15">š</text:span><text:span text:style-name="T4">u-Ñu</text:span><text:span text:style-name="T21">10</text:span><text:span text:style-name="T4"> x x[…] x x x […]</text:span></text:p>
      <text:p text:style-name="P5"><text:span text:style-name="T4">10’. <text:tab/>[lugal</text:span><text:span text:style-name="T18">?</text:span><text:span text:style-name="T4">]-≠Ñu</text:span><text:span text:style-name="T21">10</text:span><text:span text:style-name="T18">?</text:span><text:span text:style-name="T4"> hé-en-≠zu</text:span><text:span text:style-name="T18">?</text:span><text:span text:style-name="T4"></text:span></text:p>
      <text:p text:style-name="P5"><text:span text:style-name="T4">11’. <text:tab/></text:span><text:span text:style-name="T5">traces</text:span><text:span text:style-name="T4"> </text:span></text:p>
      <text:p text:style-name="P7"/>
      <text:p text:style-name="P4"><text:span text:style-name="T4">Line 11’ must contain the opening line of a letter salutation. Read perhaps [</text:span><text:span text:style-name="T19">I</text:span><text:span text:style-name="T10">lú-∂nanna pisaÑ]-≠dub-ba-ra</text:span><text:span text:style-name="T12"></text:span><text:span text:style-name="T4">?</text:span></text:p>
      <text:p text:style-name="P9"><text:span text:style-name="T1">None of this resembles anything that we know at present. The tablet may have contained a collection of otherwise unattested letters between various officials, and perhaps including King Åu-Sin concerning the construction of Muriq-Tidnim. On the other hand, the mention of “two thousand (men)” may link this missive to the Aba-indasa affair; see ArÅ3: 8 (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AssyrianDictionary" svg:font-family="AssyrianDictionary"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Plain_20_Text" style:display-name="Plain Text" style:family="paragraph" style:parent-style-name="Standard">
      <style:text-properties style:font-name="Courier New" fo:font-size="10pt" style:font-size-asian="10pt"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size="8pt" style:font-size-asian="8pt" style:font-size-complex="8pt"/>
    </style:style>
    <style:style style:name="Frame_20_contents" style:display-name="Frame contents" style:family="paragraph" style:parent-style-name="Text_20_body" style:class="extra"/>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draw:frame draw:style-name="Mfr1" draw:name="Frame1" text:anchor-type="paragraph" svg:y="0.0008in" fo:min-width="0in" draw:z-index="2"><draw:text-box fo:min-height="0.1457in"><text:p text:style-name="Header"><text:span text:style-name="Page_20_Number"><text:page-number text:select-page="current">3</text:page-number></text:span></text:p></draw:text-box></draw:frame></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Òulgi to Arad-mu 3  (3</dc:title>
    <meta:initial-creator>Piotr Michalowski</meta:initial-creator>
    <meta:creation-date>2008-02-18T17:06:00</meta:creation-date>
    <dc:creator>Piotr Michalowski</dc:creator>
    <dc:date>2009-10-28T12:52:00</dc:date>
    <meta:print-date>2009-08-23T23:12:00</meta:print-date>
    <meta:editing-cycles>68</meta:editing-cycles>
    <meta:editing-duration>PT08H21M00S</meta:editing-duration>
    <meta:document-statistic meta:table-count="0" meta:image-count="0" meta:object-count="0" meta:page-count="3" meta:paragraph-count="37" meta:word-count="698" meta:character-count="3889"/>
    <meta:generator>OpenOffice.org/3.1$Unix OpenOffice.org_project/310m19$Build-9420</meta:generator>
  </office:meta>
</office:document-meta>
</file>